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0ea97b" officeooo:paragraph-rsid="000ea97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ea97b" officeooo:paragraph-rsid="000ea97b" style:font-weight-asian="bold" style:font-weight-complex="bold"/>
    </style:style>
    <style:style style:name="P4" style:family="paragraph" style:parent-style-name="Standard">
      <style:text-properties officeooo:paragraph-rsid="000ea97b"/>
    </style:style>
    <style:style style:name="P5" style:family="paragraph" style:parent-style-name="Standard">
      <style:text-properties fo:font-weight="bold" officeooo:rsid="000ea97b" officeooo:paragraph-rsid="000ea97b" style:font-weight-asian="bold" style:font-weight-complex="bold"/>
    </style:style>
    <style:style style:name="T1" style:family="text">
      <style:text-properties officeooo:rsid="000ea97b"/>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8</text:span><text:span text:style-name="T3">th</text:span><text:span text:style-name="T2"> of December 2019, BornHack HQ, Planet Earth</text:span></text:p>
      <text:p text:style-name="P3"/>
      <text:p text:style-name="P3"/>
      <text:p text:style-name="P3">Dear $sponsor</text:p>
      <text:p text:style-name="Standard">As we have been wrapping up BornHack 2019 and reviewing the event, we are finally getting around to a long overdue THANK YOU to you, the sponsors that made it happen.</text:p>
      <text:p text:style-name="Standard"/>
      <text:p text:style-name="P3">BornHack 2019</text:p>
      <text:p text:style-name="P4">With your help we assembled over 300 people from more than 10 countries in our new venue at Hylkedam on the Danish island of Funen. Participants range from programmers over hardware developers to politicians, artists and other creative minds.</text:p>
      <text:p text:style-name="P4"/>
      <text:p text:style-name="P4">On the 180.000m2 venue we managed to distribute wireless and wired network to the camping grounds using more than 2 km of fiber cable and lots of WiFi access points. Over 1000 meters of 400V@32A power cable delivered up to 16A to the peoples tents, and the rented toilet and shower wagons made sure all participants had convenient facilities nearby. Our volunteers managed to tackle the challenging endeavor of erecting more than 20 communal tents, from our big speakers tent (which is 252m2) to smaller village tents and pavilions ranging from 15-70m2. <text:span text:style-name="T1">S</text:span>ponsors allowed us to offer additional amneties, like free bike rental, daily shuttle runs, our new food area, and even a new wellness area with a hot tub (which turned out <text:span text:style-name="T1">to be </text:span>a major succes in the Danish weather!)</text:p>
      <text:p text:style-name="Standard"/>
      <text:p text:style-name="P3">The Badge</text:p>
      <text:p text:style-name="Standard">Sponsors also made it possible to provide a "badge" for each of our participants again this year - an electronic nametag. The idea of a badge is perfectly aligned with the spirit of a hacker event: challenging people to hack, tinker, modify, extend and learn new things in a fun and hands-on way. We have included a badge with this letter and we hope that you enjoy seeing the final product that has brought so much joy, entertainment and learning opportunity to everyone at the event. It is by far one of the things that people are most attracted to and interested in when we're out promoting BornHack. Seasoned hardware hackers as well as novices and children were playing around with the badge during and after the event, and the software version on the badge you are receiving now contains one of the many participant contributions - the notable game "Snake".</text:p>
      <text:p text:style-name="Standard"/>
      <text:p text:style-name="Standard">Just insert the batteries and turn the badge on by pressing "Power" and start exploring! We've added your logo to it, so you can put it on display somewhere (in which case you can connect USB power so it will keep working).</text:p>
      <text:p text:style-name="Standard"/>
      <text:p text:style-name="P2">BornHack 2020</text:p>
      <text:p text:style-name="Standard">BornHack 2020 will take place from 11th to 18th of August, and we're stoked to return to the beautiful venue and apply all of our newfound knowledge about the area. We will get in touch with you during the first half of 2020 about a new sponsorship.</text:p>
      <text:p text:style-name="Standard"/>
      <text:p text:style-name="P2"><text:span text:style-name="T1">T</text:span>hank <text:span text:style-name="T1">Y</text:span>ou</text:p>
      <text:p text:style-name="Standard">Again we want to thank you for being and integral part in making BornHack 2019 a reality. We hope you were happy with the results as well, it was awesome to have you on board. We're wishing you and your friends, families, customers and business partners a fantastic holiday, and a prosperous new year (and decade) - happy hacking!</text:p>
      <text:p text:style-name="Standard"/>
      <text:p text:style-name="Standard">Best regards from the BornHack <text:span text:style-name="T1">o</text:span>rganisers:</text:p>
      <text:p text:style-name="Standard"/>
      <text:p text:style-name="Standard">Lasse, Thomas, Anke, Flemming, Alexander, Tobias, Viðir, Sarah, Jesper, <text:span text:style-name="T1">and </text:span>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6:37:04.963356116</meta:creation-date>
    <dc:date>2019-12-18T17:01:41.897735664</dc:date>
    <meta:editing-duration>PT22M17S</meta:editing-duration>
    <meta:editing-cycles>4</meta:editing-cycles>
    <meta:generator>LibreOffice/6.1.5.2$Linux_X86_64 LibreOffice_project/10$Build-2</meta:generator>
    <meta:document-statistic meta:table-count="0" meta:image-count="0" meta:object-count="0" meta:page-count="1" meta:paragraph-count="15" meta:word-count="536" meta:character-count="3074" meta:non-whitespace-character-count="2553"/>
  </office:meta>
</office:document-meta>
</file>